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pitch="fixed"/>
    <style:font-face style:name="Apple Garamond" svg:font-family="'Apple Garamon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424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6.506cm"/>
    </style:style>
    <style:style style:name="pr2" style:family="presentation" style:parent-style-name="Default-subtitle">
      <style:graphic-properties draw:fill-color="#ffffff" fo:min-height="8.5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textarea-vertical-align="top" fo:min-height="11.929cm"/>
    </style:style>
    <style:style style:name="P1" style:family="paragraph">
      <style:paragraph-properties fo:text-align="center"/>
      <style:text-properties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text-properties fo:font-size="60pt" style:font-size-asian="60pt" style:font-size-complex="60pt"/>
    </style:style>
    <style:style style:name="P5" style:family="paragraph">
      <style:paragraph-properties fo:margin-top="1cm" fo:margin-bottom="0cm"/>
    </style:style>
    <style:style style:name="P6" style:family="paragraph">
      <style:paragraph-properties fo:margin-top="1cm" fo:margin-bottom="0cm"/>
      <style:text-properties fo:font-size="36pt" style:font-size-asian="36pt" style:font-size-complex="36pt"/>
    </style:style>
    <style:style style:name="P7" style:family="paragraph">
      <style:paragraph-properties fo:margin-top="1cm" fo:margin-bottom="0cm"/>
      <style:text-properties style:font-name="Liberation Sans1"/>
    </style:style>
    <style:style style:name="P8" style:family="paragraph">
      <style:text-properties fo:font-size="66pt" style:font-size-asian="66pt" style:font-size-complex="66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font-name="Liberation Sans1"/>
    </style:style>
    <style:style style:name="T6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199cm" svg:height="6.506cm" svg:x="1.401cm" svg:y="3.494cm" presentation:class="title" presentation:user-transformed="true">
          <draw:text-box>
            <text:p text:style-name="P1"><text:span text:style-name="T1">&lt;Título do seu projeto</text:span><text:span text:style-name="T1"><text:line-break/></text:span><text:span text:style-name="T1">de TCC&gt;</text:span></text:p>
          </draw:text-box>
        </draw:frame>
        <draw:frame presentation:style-name="pr2" draw:text-style-name="P2" draw:layer="layout" svg:width="25.199cm" svg:height="8.579cm" svg:x="1.401cm" svg:y="10.4cm" presentation:class="subtitle" presentation:user-transformed="true">
          <draw:text-box draw:corner-radius="0.199cm">
            <text:p>Projeto de Trabalho de Conclusão de Curso</text:p>
            <text:p>para &lt;seu curso&gt;</text:p>
            <text:p/>
            <text:p>&lt;Seu Nome Completo&gt;</text:p>
            <text:p>Orientador: &lt;Título e nome do orientador&gt;</text:p>
          </draw:text-box>
        </draw:frame>
        <draw:frame draw:style-name="gr1" draw:text-style-name="P3" draw:layer="layout" svg:width="12.821cm" svg:height="1.674cm" svg:x="7.587cm" svg:y="9.661cm">
          <draw:text-box>
            <text:p>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extualização da<text:line-break/>problemática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extualização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">Definição do problema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3">Tema: </text:span>&lt;seu tema, como discutido em sala e</text:p>
              </text:list-item>
            </text:list>
            <text:list text:style-name="L5">
              <text:list-header>
                <text:p>requisitado pelos orientadores&gt;</text:p>
                <text:p/>
              </text:list-header>
              <text:list-item>
                <text:p><text:span text:style-name="T3">Questão de Pesquisa: </text:span>&lt;a hipótese do seu</text:p>
                <text:p>trabalho, a pergunta ainda sem resposta que</text:p>
                <text:p>motiva a realização dessa pesquisa&gt;</text:p>
                <text:p/>
              </text:list-item>
              <text:list-item>
                <text:p><text:span text:style-name="T3">Palavras-Chaves: </text:span>&lt;até cinco palavras-chave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2">Objetivo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5">
              <text:list-header>
                <text:p/>
              </text:list-header>
              <text:list-item>
                <text:p text:style-name="P5">&lt;objetivo geral do trabalho&gt;</text:p>
              </text:list-item>
              <text:list-item>
                <text:p text:style-name="P5">&lt;onde o trabalho deseja chegar?&gt;</text:p>
              </text:list-item>
              <text:list-item>
                <text:p text:style-name="P5">&lt;o que deseja cumprir?&gt;</text:p>
              </text:list-item>
              <text:list-item>
                <text:p text:style-name="P5">&lt;para que ele será feito?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6" draw:layer="layout" svg:width="25.199cm" svg:height="16.8cm" svg:x="1.4cm" svg:y="2.6cm" presentation:class="outline" presentation:user-transformed="true">
          <draw:text-box>
            <text:list text:style-name="L5">
              <text:list-header>
                <text:p text:style-name="P6"><text:span text:style-name="T4"/></text:p>
              </text:list-header>
            </text:list>
            <text:list text:style-name="L6">
              <text:list-item>
                <text:p text:style-name="P6"><text:span text:style-name="T4">&lt;objetivos específicos&gt;</text:span></text:p>
              </text:list-item>
            </text:list>
            <text:list text:style-name="L5">
              <text:list-header>
                <text:p text:style-name="P6"><text:span text:style-name="T4">1. &lt;primeiro objetivo&gt;</text:span></text:p>
                <text:p text:style-name="P6"><text:span text:style-name="T4">2. &lt;segundo objetivo&gt;</text:span></text:p>
                <text:p text:style-name="P6"><text:span text:style-name="T4">3. &lt;lembre-se, estudar não é objetivo&gt;</text:span></text:p>
                <text:p text:style-name="P6"><text:span text:style-name="T4">4. &lt;fazer levantamento bibliográfico </text:span><text:span text:style-name="T4">também não&gt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2">Justificativa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7">
              <text:list-item>
                <text:p text:style-name="P5">&lt;por que alguém irá se interessar neste trabalho?&gt;</text:p>
              </text:list-item>
              <text:list-item>
                <text:p text:style-name="P5">&lt;qual a necessidade deste trabalho ocorrer?&gt;</text:p>
              </text:list-item>
              <text:list-item>
                <text:p>&lt;como este trabalho será útil?&gt;</text:p>
              </text:list-item>
              <text:list-item>
                <text:p text:style-name="P5"><text:s/>“Professor, eu preciso me formar. É por isso...”</text:p>
              </text:list-item>
              <text:list-item>
                <text:p text:style-name="P5">Isso não é justificativ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2">Método</text:span>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7"><text:span text:style-name="T5">&lt;como será feito o trabalho?&gt;</text:span></text:p>
              </text:list-item>
              <text:list-item>
                <text:p text:style-name="P7"><text:span text:style-name="T5">&lt;quais os passos específicos?&gt;</text:span></text:p>
              </text:list-item>
              <text:list-item>
                <text:p text:style-name="P7"><text:span text:style-name="T5">&lt;como será avaliado o trabalho?&gt;&lt;esta </text:span><text:span text:style-name="T5">metodologia ajudará a responder a questão de </text:span><text:span text:style-name="T5">pesquisa?&gt;</text:span></text:p>
              </text:list-item>
              <text:list-item>
                <text:p text:style-name="P7"><text:span text:style-name="T5">Exemplo:</text:span></text:p>
              </text:list-item>
            </text:list>
            <text:list text:style-name="L6">
              <text:list-item>
                <text:list>
                  <text:list-item>
                    <text:p><text:span text:style-name="T5">Programação da ferramenta inovadora</text:span></text:p>
                  </text:list-item>
                  <text:list-item>
                    <text:p><text:span text:style-name="T5">Avaliação da ferramenta perante usuários </text:span><text:span text:style-name="T5">significativos</text:span></text:p>
                  </text:list-item>
                  <text:list-item>
                    <text:p><text:span text:style-name="T5">Análise da avaliação com utilização da estatístic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2">Revisão bibliográfica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5">
              <text:list-header>
                <text:p/>
              </text:list-header>
              <text:list-item>
                <text:p>&lt;use yEd para ontologia e ontogenia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17.2cm" svg:x="1.4cm" svg:y="1.8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&lt;liste os 5 principais artigos, ABNT&gt;</text:p>
                <text:p/>
                <text:list>
                  <text:list-item>
                    <text:p>&lt;associe a cada um algumas das ideias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17.2cm" svg:x="1.4cm" svg:y="1.8cm" presentation:class="outline" presentation:user-transformed="true">
          <draw:text-box>
            <text:list text:style-name="L5">
              <text:list-header>
                <text:p/>
                <text:p/>
              </text:list-header>
              <text:list-item>
                <text:p>&lt;artigo2&gt;</text:p>
                <text:p/>
                <text:list>
                  <text:list-item>
                    <text:p>&lt;ideias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17.2cm" svg:x="1.4cm" svg:y="1.8cm" presentation:class="outline" presentation:user-transformed="true">
          <draw:text-box>
            <text:list text:style-name="L5">
              <text:list-header>
                <text:p/>
                <text:p/>
              </text:list-header>
              <text:list-item>
                <text:p>&lt;artigo3&gt;</text:p>
                <text:p/>
                <text:list>
                  <text:list-item>
                    <text:p>&lt;ideias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17.2cm" svg:x="1.4cm" svg:y="1.8cm" presentation:class="outline" presentation:user-transformed="true">
          <draw:text-box>
            <text:list text:style-name="L5">
              <text:list-header>
                <text:p/>
                <text:p/>
              </text:list-header>
              <text:list-item>
                <text:p>&lt;artigo4&gt;</text:p>
                <text:p/>
                <text:list>
                  <text:list-item>
                    <text:p>&lt;ideias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17.2cm" svg:x="1.4cm" svg:y="1.8cm" presentation:class="outline" presentation:user-transformed="true">
          <draw:text-box>
            <text:list text:style-name="L5">
              <text:list-header>
                <text:p/>
                <text:p/>
              </text:list-header>
              <text:list-item>
                <text:p>&lt;artigo5&gt;</text:p>
                <text:p/>
                <text:list>
                  <text:list-item>
                    <text:p>&lt;ideias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2">Contribuições esperada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5">
              <text:list-item>
                <text:p>&lt;o que mudará no mundo após o seu trabalho estar completo?&gt;</text:p>
              </text:list-item>
              <text:list-item>
                <text:p>&lt;que recurso novo as pessoas terão disponível para utilizar?&gt;</text:p>
              </text:list-item>
              <text:list-item>
                <text:p>&lt;que conhecimento novo será difundido?&gt;</text:p>
              </text:list-item>
              <text:list-item>
                <text:p>&lt;note que é uma tarefa especulativa, afinal, ninguém sabe ainda o resultado do seu estudo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6">Cronograma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 text:style-name="P5">&lt;diagrama de Gantt&gt;</text:p>
              </text:list-item>
              <text:list-item>
                <text:p text:style-name="P5">&lt;devem figurar no diagrama&gt;</text:p>
              </text:list-item>
              <text:list-item>
                <text:p text:style-name="P5">&lt;todos os passos previstos na metodologia&gt;</text:p>
              </text:list-item>
              <text:list-item>
                <text:p text:style-name="P5">&lt;objetivos específicos&gt;</text:p>
              </text:list-item>
              <text:list-item>
                <text:p text:style-name="P5">&lt;datas de apresentação e entrega dos trabalhos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pitch="fixed"/>
    <style:font-face style:name="Apple Garamond" svg:font-family="'Apple Garamon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7T09:52:33.473219683</meta:creation-date>
    <dc:date>2017-03-27T10:19:33.784887888</dc:date>
    <meta:editing-duration>PT7M59S</meta:editing-duration>
    <meta:editing-cycles>1</meta:editing-cycles>
    <meta:document-statistic meta:object-count="80"/>
    <meta:generator>LibreOffice/5.1.4.2$Linux_X86_64 LibreOffice_project/10m0$Build-2</meta:generator>
  </office:meta>
</office:document-meta>
</file>